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3.73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4.0146in"/>
    </style:style>
    <style:style style:name="co7" style:family="table-column">
      <style:table-column-properties fo:break-before="auto" style:column-width="6.7626in"/>
    </style:style>
    <style:style style:name="co8" style:family="table-column">
      <style:table-column-properties fo:break-before="auto" style:column-width="1.278in"/>
    </style:style>
    <style:style style:name="co12" style:family="table-column">
      <style:table-column-properties fo:break-before="auto" style:column-width="4.4571in"/>
    </style:style>
    <style:style style:name="co13" style:family="table-column">
      <style:table-column-properties fo:break-before="auto" style:column-width="10.1417in"/>
    </style:style>
    <style:style style:name="ro4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7" style:family="table-cell" style:parent-style-name="Default">
      <style:table-cell-properties fo:background-color="#dddddd"/>
      <style:text-properties fo:color="#cccccc" style:font-name="Bahnschrift" fo:font-size="12pt" style:font-size-asian="12pt" style:font-size-complex="12pt"/>
    </style:style>
    <style:style style:name="ce8" style:family="table-cell" style:parent-style-name="Default">
      <style:table-cell-properties fo:background-color="#dddddd" fo:wrap-option="wrap"/>
      <style:text-properties fo:color="#cccccc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antry" table:style-name="ta1" table:print="false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4">
          <table:table-cell table:formula="of:=CONCATENATE(&quot;_inf set [&quot;;[.B2];&quot;, [&quot;;[.E2];[.D2];[.E2];&quot;]];&quot;)" office:value-type="string" office:string-value="_inf set [T_INF_default, [&quot;rhsusf_army_ocp_rifleman_m4&quot;]];">
            <text:p>_inf set [T_INF_default, ["rhsusf_army_ocp_rifleman_m4"]];</text:p>
          </table:table-cell>
          <table:table-cell office:value-type="string">
            <text:p>T_INF_default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];&quot;, [&quot;;[.E3];[.D3];[.E3];&quot;]];&quot;)" office:value-type="string" office:string-value="_inf set [T_INF_SL, [&quot;rhsusf_army_ocp_squadleader&quot;]];">
            <text:p>_inf set [T_INF_SL, ["rhsusf_army_ocp_squadleader"]];</text:p>
          </table:table-cell>
          <table:table-cell office:value-type="string">
            <text:p>T_INF_SL</text:p>
          </table:table-cell>
          <table:table-cell/>
          <table:table-cell office:value-type="string">
            <text:p>rhsusf_army_ocp_squad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4];&quot;, [&quot;;[.E4];[.D4];[.E4];&quot;]];&quot;)" office:value-type="string" office:string-value="_inf set [T_INF_TL, [&quot;rhsusf_army_ocp_teamleader&quot;]];">
            <text:p>_inf set [T_INF_TL, ["rhsusf_army_ocp_teamleader"]];</text:p>
          </table:table-cell>
          <table:table-cell office:value-type="string">
            <text:p>T_INF_TL</text:p>
          </table:table-cell>
          <table:table-cell/>
          <table:table-cell office:value-type="string">
            <text:p>rhsusf_army_ocp_team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5];&quot;, [&quot;;[.E5];[.D5];[.E5];&quot;]];&quot;)" office:value-type="string" office:string-value="_inf set [T_INF_officer, [&quot;rhsusf_army_ocp_officer&quot;]];">
            <text:p>_inf set [T_INF_officer, ["rhsusf_army_ocp_officer"]];</text:p>
          </table:table-cell>
          <table:table-cell office:value-type="string">
            <text:p>T_INF_officer</text:p>
          </table:table-cell>
          <table:table-cell/>
          <table:table-cell office:value-type="string">
            <text:p>rhsusf_army_ocp_offic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6];&quot;, [&quot;;[.E6];[.D6];[.E6];&quot;]];&quot;)" office:value-type="string" office:string-value="_inf set [T_INF_GL, [&quot;rhsusf_army_ocp_grenadier&quot;]];">
            <text:p>_inf set [T_INF_GL, ["rhsusf_army_ocp_grenadier"]];</text:p>
          </table:table-cell>
          <table:table-cell office:value-type="string">
            <text:p>T_INF_GL</text:p>
          </table:table-cell>
          <table:table-cell/>
          <table:table-cell office:value-type="string">
            <text:p>rhsusf_army_ocp_grenadi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7];&quot;, [&quot;;[.E7];[.D7];[.E7];&quot;]];&quot;)" office:value-type="string" office:string-value="_inf set [T_INF_rifleman, [&quot;rhsusf_army_ocp_rifleman_m4&quot;]];">
            <text:p>_inf set [T_INF_rifleman, ["rhsusf_army_ocp_rifleman_m4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8];&quot;, [&quot;;[.E8];[.D8];[.E8];&quot;]];&quot;)" office:value-type="string" office:string-value="_inf set [T_INF_marksman, [&quot;rhsusf_army_ocp_marksman&quot;]];">
            <text:p>_inf set [T_INF_marksman, ["rhsusf_army_ocp_marksman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rhsusf_army_ocp_marks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9];&quot;, [&quot;;[.E9];[.D9];[.E9];&quot;]];&quot;)" office:value-type="string" office:string-value="_inf set [T_INF_sniper, [&quot;rhsusf_army_ocp_sniper_m24sws&quot;]];">
            <text:p>_inf set [T_INF_sniper, ["rhsusf_army_ocp_sniper_m24sws"]];</text:p>
          </table:table-cell>
          <table:table-cell office:value-type="string">
            <text:p>T_INF_sniper</text:p>
          </table:table-cell>
          <table:table-cell/>
          <table:table-cell office:value-type="string">
            <text:p>rhsusf_army_ocp_sniper_m24sw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0];&quot;, [&quot;;[.E10];[.D10];[.E10];&quot;]];&quot;)" office:value-type="string" office:string-value="_inf set [T_INF_spotter, [&quot;rhsusf_army_ocp_rifleman_m590&quot;]];">
            <text:p>_inf set [T_INF_spotter, ["rhsusf_army_ocp_rifleman_m590"]];</text:p>
          </table:table-cell>
          <table:table-cell office:value-type="string">
            <text:p>T_INF_spotter</text:p>
          </table:table-cell>
          <table:table-cell/>
          <table:table-cell office:value-type="string">
            <text:p>rhsusf_army_ocp_rifleman_m59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1];&quot;, [&quot;;[.E11];[.D11];[.E11];&quot;]];&quot;)" office:value-type="string" office:string-value="_inf set [T_INF_exp, [&quot;rhsusf_army_ocp_explosives&quot;]];">
            <text:p>_inf set [T_INF_exp, ["rhsusf_army_ocp_explosives"]];</text:p>
          </table:table-cell>
          <table:table-cell office:value-type="string">
            <text:p>T_INF_exp</text:p>
          </table:table-cell>
          <table:table-cell/>
          <table:table-cell office:value-type="string">
            <text:p>rhsusf_army_ocp_explosive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2];&quot;, [&quot;;[.E12];[.D12];[.E12];&quot;]];&quot;)" office:value-type="string" office:string-value="_inf set [T_INF_ammo, [&quot;rhsusf_army_ocp_autoriflemana&quot;]];">
            <text:p>_inf set [T_INF_ammo, ["rhsusf_army_ocp_autoriflemana"]];</text:p>
          </table:table-cell>
          <table:table-cell office:value-type="string">
            <text:p>T_INF_ammo</text:p>
          </table:table-cell>
          <table:table-cell/>
          <table:table-cell office:value-type="string">
            <text:p>rhsusf_army_ocp_autorifleman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3];&quot;, [&quot;;[.E13];[.D13];[.E13];&quot;]];&quot;)" office:value-type="string" office:string-value="_inf set [T_INF_LAT, [&quot;rhsusf_army_ocp_riflemanat&quot;]];">
            <text:p>_inf set [T_INF_LAT, ["rhsusf_army_ocp_riflemanat"]];</text:p>
          </table:table-cell>
          <table:table-cell office:value-type="string">
            <text:p>T_INF_LAT</text:p>
          </table:table-cell>
          <table:table-cell/>
          <table:table-cell office:value-type="string">
            <text:p>rhsusf_army_ocp_riflemana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4];&quot;, [&quot;;[.E14];[.D14];[.E14];&quot;]];&quot;)" office:value-type="string" office:string-value="_inf set [T_INF_AT, [&quot;rhsusf_army_ocp_maaws&quot;]];">
            <text:p>_inf set [T_INF_AT, ["rhsusf_army_ocp_maaws"]];</text:p>
          </table:table-cell>
          <table:table-cell office:value-type="string">
            <text:p>T_INF_AT</text:p>
          </table:table-cell>
          <table:table-cell/>
          <table:table-cell office:value-type="string">
            <text:p>rhsusf_army_ocp_maaws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5];&quot;, [&quot;;[.E15];[.D15];[.E15];&quot;]];&quot;)" office:value-type="string" office:string-value="_inf set [T_INF_AA, [&quot;rhsusf_army_ocp_aa&quot;]];">
            <text:p>_inf set [T_INF_AA, ["rhsusf_army_ocp_aa"]];</text:p>
          </table:table-cell>
          <table:table-cell office:value-type="string">
            <text:p>T_INF_AA</text:p>
          </table:table-cell>
          <table:table-cell/>
          <table:table-cell office:value-type="string">
            <text:p>rhsusf_army_ocp_aa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6];&quot;, [&quot;;[.E16];[.D16];[.E16];&quot;]];&quot;)" office:value-type="string" office:string-value="_inf set [T_INF_LMG, [&quot;rhsusf_army_ocp_autorifleman&quot;]];">
            <text:p>_inf set [T_INF_LMG, ["rhsusf_army_ocp_autorifleman"]];</text:p>
          </table:table-cell>
          <table:table-cell office:value-type="string">
            <text:p>T_INF_LMG</text:p>
          </table:table-cell>
          <table:table-cell/>
          <table:table-cell office:value-type="string">
            <text:p>rhsusf_army_ocp_auto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7];&quot;, [&quot;;[.E17];[.D17];[.E17];&quot;]];&quot;)" office:value-type="string" office:string-value="_inf set [T_INF_HMG, [&quot;rhsusf_army_ocp_machinegunner&quot;]];">
            <text:p>_inf set [T_INF_HMG, ["rhsusf_army_ocp_machinegunner"]];</text:p>
          </table:table-cell>
          <table:table-cell office:value-type="string">
            <text:p>T_INF_HMG</text:p>
          </table:table-cell>
          <table:table-cell/>
          <table:table-cell office:value-type="string">
            <text:p>rhsusf_army_ocp_machinegunn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8];&quot;, [&quot;;[.E18];[.D18];[.E18];&quot;]];&quot;)" office:value-type="string" office:string-value="_inf set [T_INF_medic, [&quot;rhsusf_army_ocp_medic&quot;]];">
            <text:p>_inf set [T_INF_medic, ["rhsusf_army_ocp_medic"]];</text:p>
          </table:table-cell>
          <table:table-cell office:value-type="string">
            <text:p>T_INF_medic</text:p>
          </table:table-cell>
          <table:table-cell/>
          <table:table-cell office:value-type="string">
            <text:p>rhsusf_army_ocp_medi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19];&quot;, [&quot;;[.E19];[.D19];[.E19];&quot;]];&quot;)" office:value-type="string" office:string-value="_inf set [T_INF_engineer, [&quot;rhsusf_army_ocp_engineer&quot;]];">
            <text:p>_inf set [T_INF_engineer, ["rhsusf_army_ocp_engineer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rhsusf_army_ocp_engine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0];&quot;, [&quot;;[.E20];[.D20];[.E20];&quot;]];&quot;)" office:value-type="string" office:string-value="_inf set [T_INF_crew, [&quot;rhsusf_army_ocp_crewman&quot;]];">
            <text:p>_inf set [T_INF_crew, ["rhsusf_army_ocp_crewman"]];</text:p>
          </table:table-cell>
          <table:table-cell office:value-type="string">
            <text:p>T_INF_crew</text:p>
          </table:table-cell>
          <table:table-cell/>
          <table:table-cell office:value-type="string">
            <text:p>rhsusf_army_ocp_crew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1];&quot;, [&quot;;[.E21];[.D21];[.E21];&quot;]];&quot;)" office:value-type="string" office:string-value="_inf set [T_INF_crew_heli, [&quot;rhsusf_army_ocp_helicrew&quot;]];">
            <text:p>_inf set [T_INF_crew_heli, ["rhsusf_army_ocp_helicrew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rhsusf_army_ocp_helicre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2];&quot;, [&quot;;[.E22];[.D22];[.E22];&quot;]];&quot;)" office:value-type="string" office:string-value="_inf set [T_INF_pilot, [&quot;rhsusf_airforce_jetpilot&quot;]];">
            <text:p>_inf set [T_INF_pilot, ["rhsusf_airforce_jetpilot"]];</text:p>
          </table:table-cell>
          <table:table-cell office:value-type="string">
            <text:p>T_INF_pilot</text:p>
          </table:table-cell>
          <table:table-cell/>
          <table:table-cell office:value-type="string">
            <text:p>rhsusf_airforce_jetpilo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3];&quot;, [&quot;;[.E23];[.D23];[.E23];&quot;]];&quot;)" office:value-type="string" office:string-value="_inf set [T_INF_pilot_heli, [&quot;rhsusf_army_ocp_helipilot&quot;]];">
            <text:p>_inf set [T_INF_pilot_heli, ["rhsusf_army_ocp_helipilot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rhsusf_army_ocp_helipilot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4];&quot;, [&quot;;[.E24];[.D24];[.E24];&quot;]];&quot;)" office:value-type="string" office:string-value="_inf set [T_INF_survivor, [&quot;rhsusf_army_ocp_rifleman_m4&quot;]];">
            <text:p>_inf set [T_INF_survivor, ["rhsusf_army_ocp_rifleman_m4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rhsusf_army_ocp_rifleman_m4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5];&quot;, [&quot;;[.E25];[.D25];[.E25];&quot;]];&quot;)" office:value-type="string" office:string-value="_inf set [T_INF_unarmed, [&quot;rhsusf_army_ocp_rifleman&quot;]];">
            <text:p>_inf set [T_INF_unarmed, ["rhsusf_army_ocp_rifleman"]];</text:p>
          </table:table-cell>
          <table:table-cell office:value-type="string">
            <text:p>T_INF_unarmed</text:p>
          </table:table-cell>
          <table:table-cell/>
          <table:table-cell office:value-type="string">
            <text:p>rhsusf_army_ocp_rifleman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7];&quot;, [&quot;;[.E27];[.D27];[.E27];&quot;]];&quot;)" office:value-type="string" office:string-value="_inf set [T_INF_recon_TL, [&quot;rhsusf_socom_marsoc_teamleader&quot;]];">
            <text:p>_inf set [T_INF_recon_TL, ["rhsusf_socom_marsoc_teamleader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rhsusf_socom_marsoc_teamlead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8];&quot;, [&quot;;[.E28];[.D28];[.E28];&quot;]];&quot;)" office:value-type="string" office:string-value="_inf set [T_INF_recon_rifleman, [&quot;rhsusf_socom_marsoc_cso&quot;]];">
            <text:p>_inf set [T_INF_recon_rifleman, ["rhsusf_socom_marsoc_cso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rhsusf_socom_marsoc_cso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29];&quot;, [&quot;;[.E29];[.D29];[.E29];&quot;]];&quot;)" office:value-type="string" office:string-value="_inf set [T_INF_recon_medic, [&quot;rhsusf_socom_marsoc_sarc&quot;]];">
            <text:p>_inf set [T_INF_recon_medic, ["rhsusf_socom_marsoc_sarc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rhsusf_socom_marsoc_sar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0];&quot;, [&quot;;[.E30];[.D30];[.E30];&quot;]];&quot;)" office:value-type="string" office:string-value="_inf set [T_INF_recon_exp, [&quot;rhsusf_socom_marsoc_cso_eod&quot;]];">
            <text:p>_inf set [T_INF_recon_exp, ["rhsusf_socom_marsoc_cso_eod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rhsusf_socom_marsoc_cso_eo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1];&quot;, [&quot;;[.E31];[.D31];[.E31];&quot;]];&quot;)" office:value-type="string" office:string-value="_inf set [T_INF_recon_LAT, [&quot;rhsusf_socom_marsoc_sniper_m107&quot;]];">
            <text:p>_inf set [T_INF_recon_LAT, ["rhsusf_socom_marsoc_sniper_m107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rhsusf_socom_marsoc_sniper_m107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2];&quot;, [&quot;;[.E32];[.D32];[.E32];&quot;]];&quot;)" office:value-type="string" office:string-value="_inf set [T_INF_recon_marksman, [&quot;rhsusf_socom_marsoc_sniper&quot;]];">
            <text:p>_inf set [T_INF_recon_marksman, ["rhsusf_socom_marsoc_sniper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rhsusf_socom_marsoc_sniper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3];&quot;, [&quot;;[.E33];[.D33];[.E33];&quot;]];&quot;)" office:value-type="string" office:string-value="_inf set [T_INF_recon_JTAC, [&quot;rhsusf_socom_marsoc_jtac&quot;]];">
            <text:p>_inf set [T_INF_recon_JTAC, ["rhsusf_socom_marsoc_jtac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rhsusf_socom_marsoc_jtac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5];&quot;, [&quot;;[.E35];[.D35];[.E35];&quot;]];&quot;)" office:value-type="string" office:string-value="_inf set [T_INF_diver_TL, [&quot;B_diver_TL_F&quot;]];">
            <text:p>_inf set [T_INF_diver_TL, ["B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B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6];&quot;, [&quot;;[.E36];[.D36];[.E36];&quot;]];&quot;)" office:value-type="string" office:string-value="_inf set [T_INF_diver_rifleman, [&quot;B_diver_F&quot;]];">
            <text:p>_inf set [T_INF_diver_rifleman, ["B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B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inf set [&quot;;[.B37];&quot;, [&quot;;[.E37];[.D37];[.E37];&quot;]];&quot;)" office:value-type="string" office:string-value="_inf set [T_INF_diver_exp, [&quot;B_diver_exp_F&quot;]];">
            <text:p>_inf set [T_INF_diver_exp, ["B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B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hicles and Drones" table:style-name="ta1" table:print="false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4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4">
          <table:table-cell table:formula="of:=CONCATENATE(&quot;_veh set [&quot;;[.B2];&quot;, [&quot;;[.E2];[.D2];[.E2];&quot;]];&quot;)" office:value-type="string" office:string-value="_veh set [T_VEH_DEFAULT, [&quot;rhsusf_m1025_w_m2&quot;]];">
            <text:p>_veh set [T_VEH_DEFAULT, ["rhsusf_m1025_w_m2"]];</text:p>
          </table:table-cell>
          <table:table-cell office:value-type="string">
            <text:p>T_VEH_DEFAULT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];&quot;, [&quot;;[.E3];[.D3];[.E3];&quot;]];&quot;)" office:value-type="string" office:string-value="_veh set [T_VEH_car_unarmed, [&quot;rhsusf_m1025_w&quot;]];">
            <text:p>_veh set [T_VEH_car_unarmed, ["rhsusf_m1025_w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rhsusf_m1025_w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4];&quot;, [&quot;;[.E4];[.D4];[.E4];&quot;]];&quot;)" office:value-type="string" office:string-value="_veh set [T_VEH_car_armed, [&quot;rhsusf_m1025_w_m2&quot;]];">
            <text:p>_veh set [T_VEH_car_armed, ["rhsusf_m1025_w_m2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5];&quot;, [&quot;;[.E5];[.D5];[.E5];&quot;]];&quot;)" office:value-type="string" office:string-value="_veh set [T_VEH_MRAP_unarmed, [&quot;rhsusf_m1025_w_m2&quot;]];">
            <text:p>_veh set [T_VEH_MRAP_unarmed, ["rhsusf_m1025_w_m2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rhsusf_m1025_w_m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6];&quot;, [&quot;;[.E6];[.D6];[.E6];&quot;]];&quot;)" office:value-type="string" office:string-value="_veh set [T_VEH_MRAP_HMG, [&quot;rhsusf_M1220_usarmy_wd&quot;]];">
            <text:p>_veh set [T_VEH_MRAP_HMG, ["rhsusf_M1220_usarmy_wd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rhsusf_M1220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7];&quot;, [&quot;;[.E7];[.D7];[.E7];&quot;]];&quot;)" office:value-type="string" office:string-value="_veh set [T_VEH_MRAP_GMG, [&quot;rhsusf_M1220_M2_usarmy_wd&quot;]];">
            <text:p>_veh set [T_VEH_MRAP_GMG, ["rhsusf_M1220_M2_usarmy_wd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rhsusf_M1220_M2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8];&quot;, [&quot;;[.E8];[.D8];[.E8];&quot;]];&quot;)" office:value-type="string" office:string-value="_veh set [T_VEH_IFV, [&quot;rhsusf_M1220_MK19_usarmy_wd&quot;]];">
            <text:p>_veh set [T_VEH_IFV, ["rhsusf_M1220_MK19_usarmy_wd"]];</text:p>
          </table:table-cell>
          <table:table-cell office:value-type="string">
            <text:p>T_VEH_IFV</text:p>
          </table:table-cell>
          <table:table-cell/>
          <table:table-cell office:value-type="string">
            <text:p>rhsusf_M1220_MK19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9];&quot;, [&quot;;[.E9];[.D9];[.E9];&quot;]];&quot;)" office:value-type="string" office:string-value="_veh set [T_VEH_APC, [&quot;RHS_M2A3_wd&quot;]];">
            <text:p>_veh set [T_VEH_APC, ["RHS_M2A3_wd"]];</text:p>
          </table:table-cell>
          <table:table-cell office:value-type="string">
            <text:p>T_VEH_APC</text:p>
          </table:table-cell>
          <table:table-cell/>
          <table:table-cell office:value-type="string">
            <text:p>RHS_M2A3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0];&quot;, [&quot;;[.E10];[.D10];[.E10];&quot;]];&quot;)" office:value-type="string" office:string-value="_veh set [T_VEH_MBT, [&quot;rhsusf_m113_usarmy_M240&quot;]];">
            <text:p>_veh set [T_VEH_MBT, ["rhsusf_m113_usarmy_M240"]];</text:p>
          </table:table-cell>
          <table:table-cell office:value-type="string">
            <text:p>T_VEH_MBT</text:p>
          </table:table-cell>
          <table:table-cell/>
          <table:table-cell office:value-type="string">
            <text:p>rhsusf_m113_usarmy_M24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1];&quot;, [&quot;;[.E11];[.D11];[.E11];&quot;]];&quot;)" office:value-type="string" office:string-value="_veh set [T_VEH_MRLS, [&quot;rhsusf_m1a1aimwd_usarmy&quot;]];">
            <text:p>_veh set [T_VEH_MRLS, ["rhsusf_m1a1aimwd_usarmy"]];</text:p>
          </table:table-cell>
          <table:table-cell office:value-type="string">
            <text:p>T_VEH_MRLS</text:p>
          </table:table-cell>
          <table:table-cell/>
          <table:table-cell office:value-type="string">
            <text:p>rhsusf_m1a1aimwd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2];&quot;, [&quot;;[.E12];[.D12];[.E12];&quot;]];&quot;)" office:value-type="string" office:string-value="_veh set [T_VEH_SPA, [&quot;rhsusf_M142_usarmy_WD&quot;]];">
            <text:p>_veh set [T_VEH_SPA, ["rhsusf_M142_usarmy_WD"]];</text:p>
          </table:table-cell>
          <table:table-cell office:value-type="string">
            <text:p>T_VEH_SPA</text:p>
          </table:table-cell>
          <table:table-cell/>
          <table:table-cell office:value-type="string">
            <text:p>rhsusf_M142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3];&quot;, [&quot;;[.E13];[.D13];[.E13];&quot;]];&quot;)" office:value-type="string" office:string-value="_veh set [T_VEH_SPAA, [&quot;rhsusf_m109_usarmy&quot;]];">
            <text:p>_veh set [T_VEH_SPAA, ["rhsusf_m109_usarmy"]];</text:p>
          </table:table-cell>
          <table:table-cell office:value-type="string">
            <text:p>T_VEH_SPAA</text:p>
          </table:table-cell>
          <table:table-cell/>
          <table:table-cell office:value-type="string">
            <text:p>rhsusf_m109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4];&quot;, [&quot;;[.E14];[.D14];[.E14];&quot;]];&quot;)" office:value-type="string" office:string-value="_veh set [T_VEH_stat_HMG_high, [&quot;RHS_M2StaticMG_WD&quot;]];">
            <text:p>_veh set [T_VEH_stat_HMG_high, ["RHS_M2StaticMG_WD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RHS_M2StaticMG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5];&quot;, [&quot;;[.E15];[.D15];[.E15];&quot;]];&quot;)" office:value-type="string" office:string-value="_veh set [T_VEH_stat_GMG_high, [&quot;RHS_MK19_TriPod_WD&quot;]];">
            <text:p>_veh set [T_VEH_stat_GMG_high, ["RHS_MK19_TriPod_WD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RHS_MK19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6];&quot;, [&quot;;[.E16];[.D16];[.E16];&quot;]];&quot;)" office:value-type="string" office:string-value="_veh set [T_VEH_stat_HMG_low, [&quot;RHS_M2StaticMG_MiniTripod_WD&quot;]];">
            <text:p>_veh set [T_VEH_stat_HMG_low, ["RHS_M2StaticMG_MiniTripod_WD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RHS_M2StaticMG_Mini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7];&quot;, [&quot;;[.E17];[.D17];[.E17];&quot;]];&quot;)" office:value-type="string" office:string-value="_veh set [T_VEH_stat_GMG_low, [&quot;RHS_MK19_TriPod_WD&quot;]];">
            <text:p>_veh set [T_VEH_stat_GMG_low, ["RHS_MK19_TriPod_WD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RHS_MK19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8];&quot;, [&quot;;[.E18];[.D18];[.E18];&quot;]];&quot;)" office:value-type="string" office:string-value="_veh set [T_VEH_stat_AA, [&quot;RHS_Stinger_AA_pod_WD&quot;]];">
            <text:p>_veh set [T_VEH_stat_AA, ["RHS_Stinger_AA_pod_WD"]];</text:p>
          </table:table-cell>
          <table:table-cell office:value-type="string">
            <text:p>T_VEH_stat_AA</text:p>
          </table:table-cell>
          <table:table-cell/>
          <table:table-cell office:value-type="string">
            <text:p>RHS_Stinger_AA_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19];&quot;, [&quot;;[.E19];[.D19];[.E19];&quot;]];&quot;)" office:value-type="string" office:string-value="_veh set [T_VEH_stat_AT, [&quot;RHS_TOW_TriPod_WD&quot;]];">
            <text:p>_veh set [T_VEH_stat_AT, ["RHS_TOW_TriPod_WD"]];</text:p>
          </table:table-cell>
          <table:table-cell office:value-type="string">
            <text:p>T_VEH_stat_AT</text:p>
          </table:table-cell>
          <table:table-cell/>
          <table:table-cell office:value-type="string">
            <text:p>RHS_TOW_TriPo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0];&quot;, [&quot;;[.E20];[.D20];[.E20];&quot;]];&quot;)" office:value-type="string" office:string-value="_veh set [T_VEH_stat_mortar_light, [&quot;B_T_Mortar_01_F&quot;]];">
            <text:p>_veh set [T_VEH_stat_mortar_light, ["B_T_Mortar_01_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B_T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1];&quot;, [&quot;;[.E21];[.D21];[.E21];&quot;]];&quot;)" office:value-type="string" office:string-value="_veh set [T_VEH_stat_mortar_heavy, [&quot;B_T_Mortar_01_F&quot;]];">
            <text:p>_veh set [T_VEH_stat_mortar_heavy, ["B_T_Mortar_01_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B_T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2];&quot;, [&quot;;[.E22];[.D22];[.E22];&quot;]];&quot;)" office:value-type="string" office:string-value="_veh set [T_VEH_heli_light, [&quot;RHS_UH60M&quot;]];">
            <text:p>_veh set [T_VEH_heli_light, ["RHS_UH60M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RHS_UH60M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3];&quot;, [&quot;;[.E23];[.D23];[.E23];&quot;]];&quot;)" office:value-type="string" office:string-value="_veh set [T_VEH_heli_heavy, [&quot;RHS_CH_47F&quot;]];">
            <text:p>_veh set [T_VEH_heli_heavy, ["RHS_CH_47F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RHS_CH_47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4];&quot;, [&quot;;[.E24];[.D24];[.E24];&quot;]];&quot;)" office:value-type="string" office:string-value="_veh set [T_VEH_heli_cargo, [&quot;RHS_CH_47F&quot;]];">
            <text:p>_veh set [T_VEH_heli_cargo, ["RHS_CH_47F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RHS_CH_47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5];&quot;, [&quot;;[.E25];[.D25];[.E25];&quot;]];&quot;)" office:value-type="string" office:string-value="_veh set [T_VEH_heli_attack, [&quot;RHS_AH64D_wd&quot;]];">
            <text:p>_veh set [T_VEH_heli_attack, ["RHS_AH64D_wd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RHS_AH64D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6];&quot;, [&quot;;[.E26];[.D26];[.E26];&quot;]];&quot;)" office:value-type="string" office:string-value="_veh set [T_VEH_plane_attack, [&quot;RHS_A10&quot;]];">
            <text:p>_veh set [T_VEH_plane_attack, ["RHS_A10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RHS_A10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7];&quot;, [&quot;;[.E27];[.D27];[.E27];&quot;]];&quot;)" office:value-type="string" office:string-value="_veh set [T_VEH_plane_fighter , [&quot;rhsusf_f22&quot;]];">
            <text:p>_veh set [T_VEH_plane_fighter , ["rhsusf_f22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rhsusf_f22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8];&quot;, [&quot;;[.E28];[.D28];[.E28];&quot;]];&quot;)" office:value-type="string" office:string-value="_veh set [T_VEH_plane_cargo, [&quot;RHS_C130J&quot;]];">
            <text:p>_veh set [T_VEH_plane_cargo, ["RHS_C130J"]];</text:p>
          </table:table-cell>
          <table:table-cell office:value-type="string">
            <text:p>T_VEH_plane_cargo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29];&quot;, [&quot;;[.E29];[.D29];[.E29];&quot;]];&quot;)" office:value-type="string" office:string-value="_veh set [T_VEH_plane_unarmed , [&quot;RHS_C130J&quot;]];">
            <text:p>_veh set [T_VEH_plane_unarmed , ["RHS_C130J"]];</text:p>
          </table:table-cell>
          <table:table-cell office:value-type="string">
            <text:p>T_VEH_plane_unarmed 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0];&quot;, [&quot;;[.E30];[.D30];[.E30];&quot;]];&quot;)" office:value-type="string" office:string-value="_veh set [T_VEH_plane_VTOL, [&quot;RHS_C130J&quot;]];">
            <text:p>_veh set [T_VEH_plane_VTOL, ["RHS_C130J"]];</text:p>
          </table:table-cell>
          <table:table-cell office:value-type="string">
            <text:p>T_VEH_plane_VTOL</text:p>
          </table:table-cell>
          <table:table-cell/>
          <table:table-cell office:value-type="string">
            <text:p>RHS_C130J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1];&quot;, [&quot;;[.E31];[.D31];[.E31];&quot;]];&quot;)" office:value-type="string" office:string-value="_veh set [T_VEH_boat_unarmed, [&quot;B_Boat_Transport_01_F&quot;]];">
            <text:p>_veh set [T_VEH_boat_unarmed, ["B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B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2];&quot;, [&quot;;[.E32];[.D32];[.E32];&quot;]];&quot;)" office:value-type="string" office:string-value="_veh set [T_VEH_boat_armed, [&quot;B_Boat_Armed_01_minigun_F&quot;]];">
            <text:p>_veh set [T_VEH_boat_armed, ["B_Boat_Armed_01_minigun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B_Boat_Armed_01_minigu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3];&quot;, [&quot;;[.E33];[.D33];[.E33];&quot;]];&quot;)" office:value-type="string" office:string-value="_veh set [T_VEH_personal, [&quot;B_Quadbike_01_F&quot;]];">
            <text:p>_veh set [T_VEH_personal, ["B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B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4];&quot;, [&quot;;[.E34];[.D34];[.E34];&quot;]];&quot;)" office:value-type="string" office:string-value="_veh set [T_VEH_truck_inf, [&quot;rhsusf_M1078A1P2_B_M2_WD_fmtv_usarmy&quot;]];">
            <text:p>_veh set [T_VEH_truck_inf, ["rhsusf_M1078A1P2_B_M2_WD_fmtv_usarmy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rhsusf_M1078A1P2_B_M2_W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5];&quot;, [&quot;;[.E35];[.D35];[.E35];&quot;]];&quot;)" office:value-type="string" office:string-value="_veh set [T_VEH_truck_cargo, [&quot;rhsusf_M1083A1P2_WD_flatbed_fmtv_usarmy&quot;]];">
            <text:p>_veh set [T_VEH_truck_cargo, ["rhsusf_M1083A1P2_WD_flatbed_fmtv_usarmy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rhsusf_M1083A1P2_WD_flatbe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6];&quot;, [&quot;;[.E36];[.D36];[.E36];&quot;]];&quot;)" office:value-type="string" office:string-value="_veh set [T_VEH_truck_ammo, [&quot;rhsusf_M977A4_AMMO_usarmy_wd&quot;]];">
            <text:p>_veh set [T_VEH_truck_ammo, ["rhsusf_M977A4_AMMO_usarmy_wd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rhsusf_M977A4_AMMO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7];&quot;, [&quot;;[.E37];[.D37];[.E37];&quot;]];&quot;)" office:value-type="string" office:string-value="_veh set [T_VEH_truck_repair, [&quot;rhsusf_M977A4_REPAIR_usarmy_wd&quot;]];">
            <text:p>_veh set [T_VEH_truck_repair, ["rhsusf_M977A4_REPAIR_usarmy_wd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rhsusf_M977A4_REPAIR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8];&quot;, [&quot;;[.E38];[.D38];[.E38];&quot;]];&quot;)" office:value-type="string" office:string-value="_veh set [T_VEH_truck_medical , [&quot;rhsusf_M1083A1P2_WD_fmtv_usarmy&quot;]];">
            <text:p>_veh set [T_VEH_truck_medical , ["rhsusf_M1083A1P2_WD_fmtv_usarmy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rhsusf_M1083A1P2_WD_fmtv_usarmy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39];&quot;, [&quot;;[.E39];[.D39];[.E39];&quot;]];&quot;)" office:value-type="string" office:string-value="_veh set [T_VEH_truck_fuel, [&quot;rhsusf_M978A4_usarmy_wd&quot;]];">
            <text:p>_veh set [T_VEH_truck_fuel, ["rhsusf_M978A4_usarmy_wd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rhsusf_M978A4_usarmy_wd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veh set [&quot;;[.B40];&quot;, [&quot;;[.E40];[.D40];[.E40];&quot;]];&quot;)" office:value-type="string" office:string-value="_veh set [T_VEH_submarine, [&quot;B_SDV_01_F&quot;]];">
            <text:p>_veh set [T_VEH_submarine, ["B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B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2];&quot;, [&quot;;[.E42];[.D42];[.E42];&quot;]];&quot;)" office:value-type="string" office:string-value="_drone set [T_DRONE_default , [&quot;B_UAV_01_F&quot;]];">
            <text:p>_drone set [T_DRONE_default , ["B_UAV_01_F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3];&quot;, [&quot;;[.E43];[.D43];[.E43];&quot;]];&quot;)" office:value-type="string" office:string-value="_drone set [T_DRONE_UGV_unarmed, [&quot;B_UGV_01_F&quot;]];">
            <text:p>_drone set [T_DRONE_UGV_unarmed, ["B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B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4];&quot;, [&quot;;[.E44];[.D44];[.E44];&quot;]];&quot;)" office:value-type="string" office:string-value="_drone set [T_DRONE_UGV_armed, [&quot;B_UGV_01_rcws_F&quot;]];">
            <text:p>_drone set [T_DRONE_UGV_armed, ["B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B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5];&quot;, [&quot;;[.E45];[.D45];[.E45];&quot;]];&quot;)" office:value-type="string" office:string-value="_drone set [T_DRONE_plane_attack, [&quot;B_UAV_02_dynamicLoadout_F&quot;]];">
            <text:p>_drone set [T_DRONE_plane_attack, ["B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6];&quot;, [&quot;;[.E46];[.D46];[.E46];&quot;]];&quot;)" office:value-type="string" office:string-value="_drone set [T_DRONE_plane_unarmed, [&quot;B_UAV_02_dynamicLoadout_F&quot;]];">
            <text:p>_drone set [T_DRONE_plane_unarmed, ["B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B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7];&quot;, [&quot;;[.E47];[.D47];[.E47];&quot;]];&quot;)" office:value-type="string" office:string-value="_drone set [T_DRONE_heli_attack, [&quot;B_T_UAV_03_dynamicLoadout_F&quot;]];">
            <text:p>_drone set [T_DRONE_heli_attack, ["B_T_UAV_03_dynamicLoadout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B_T_UAV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8];&quot;, [&quot;;[.E48];[.D48];[.E48];&quot;]];&quot;)" office:value-type="string" office:string-value="_drone set [T_DRONE_quadcopter, [&quot;B_UAV_01_F&quot;]];">
            <text:p>_drone set [T_DRONE_quadcopter, ["B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B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49];&quot;, [&quot;;[.E49];[.D49];[.E49];&quot;]];&quot;)" office:value-type="string" office:string-value="_drone set [T_DRONE_designator, [&quot;B_Static_Designator_01_F&quot;]];">
            <text:p>_drone set [T_DRONE_designator, ["B_Static_Designator_01_F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B_Static_Designato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0];&quot;, [&quot;;[.E50];[.D50];[.E50];&quot;]];&quot;)" office:value-type="string" office:string-value="_drone set [T_DRONE_stat_HMG_low, [&quot;B_HMG_01_A_F&quot;]];">
            <text:p>_drone set [T_DRONE_stat_HMG_low, ["B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B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1];&quot;, [&quot;;[.E51];[.D51];[.E51];&quot;]];&quot;)" office:value-type="string" office:string-value="_drone set [T_DRONE_stat_GMG_low, [&quot;B_GMG_01_A_F&quot;]];">
            <text:p>_drone set [T_DRONE_stat_GMG_low, ["B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B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formula="of:=CONCATENATE(&quot;_drone set [&quot;;[.B52];&quot;, [&quot;;[.E52];[.D52];[.E52];&quot;]];&quot;)" office:value-type="string" office:string-value="_drone set [T_DRONE_stat_AA, [&quot;&quot;]];">
            <text:p>_drone set [T_DRONE_stat_AA, [""]];</text:p>
          </table:table-cell>
          <table:table-cell office:value-type="string">
            <text:p>T_DRONE_stat_AA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oups" table:style-name="ta1" table:print="false"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12" table:default-cell-style-name="ce2"/>
        <table:table-column table:style-name="co5" table:default-cell-style-name="ce5"/>
        <table:table-column table:style-name="co13" table:default-cell-style-name="ce7"/>
        <table:table-column table:style-name="co5" table:number-columns-repeated="1018" table:default-cell-style-name="ce2"/>
        <table:table-row table:style-name="ro3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5">
          <table:table-cell table:style-name="ce6" table:formula="of:=CONCATENATE(&quot;_group set [&quot;;[.B2];&quot;, [&quot;;[.F2];[.D2];[.E2];&quot;]];&quot;)" office:value-type="string" office:string-value="_group set [T_GROUP_default, [configFile &gt;&gt; &quot;CfgGroups&quot; &gt;&gt; &quot;West&quot; &gt;&gt; &quot;rhs_faction_usarmy_wd&quot; &gt;&gt; &quot;rhs_group_nato_usarmy_wd_infantry&quot; &gt;&gt; &quot;rhs_group_nato_usarmy_wd_infantry_squad&quot;]];">
            <text:p>_group set [T_GROUP_default, [configFile &gt;&gt; "CfgGroups" &gt;&gt; "West" &gt;&gt; "rhs_faction_usarmy_wd" &gt;&gt; "rhs_group_nato_usarmy_wd_infantry" &gt;&gt; "rhs_group_nato_usarmy_wd_infantry_squad"]];</text:p>
          </table:table-cell>
          <table:table-cell office:value-type="string">
            <text:p>T_GROUP_default</text:p>
          </table:table-cell>
          <table:table-cell/>
          <table:table-cell office:value-type="string">
            <text:p>rhs_group_nato_usarmy_wd_infantry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3];&quot;, [&quot;;[.F3];[.D3];[.E3];&quot;]];&quot;)" office:value-type="string" office:string-value="_group set [T_GROUP_inf_AA_team, [configFile &gt;&gt; &quot;CfgGroups&quot; &gt;&gt; &quot;West&quot; &gt;&gt; &quot;rhs_faction_usarmy_wd&quot; &gt;&gt; &quot;rhs_group_nato_usarmy_wd_infantry&quot; &gt;&gt; &quot;rhs_group_nato_usarmy_wd_infantry_team_AA&quot;]];">
            <text:p>_group set [T_GROUP_inf_AA_team, [configFile &gt;&gt; "CfgGroups" &gt;&gt; "West" &gt;&gt; "rhs_faction_usarmy_wd" &gt;&gt; "rhs_group_nato_usarmy_wd_infantry" &gt;&gt; "rhs_group_nato_usarmy_wd_infantry_team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rhs_group_nato_usarmy_wd_infantry_team_AA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4];&quot;, [&quot;;[.F4];[.D4];[.E4];&quot;]];&quot;)" office:value-type="string" office:string-value="_group set [T_GROUP_inf_AT_team, [configFile &gt;&gt; &quot;CfgGroups&quot; &gt;&gt; &quot;West&quot; &gt;&gt; &quot;rhs_faction_usarmy_wd&quot; &gt;&gt; &quot;rhs_group_nato_usarmy_wd_infantry&quot; &gt;&gt; &quot;rhs_group_nato_usarmy_wd_infantry_team_heavy_AT&quot;]];">
            <text:p>_group set [T_GROUP_inf_AT_team, [configFile &gt;&gt; "CfgGroups" &gt;&gt; "West" &gt;&gt; "rhs_faction_usarmy_wd" &gt;&gt; "rhs_group_nato_usarmy_wd_infantry" &gt;&gt; "rhs_group_nato_usarmy_wd_infantry_team_heavy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rhs_group_nato_usarmy_wd_infantry_team_heavy_A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5];&quot;, [&quot;;[.F5];[.D5];[.E5];&quot;]];&quot;)" office:value-type="string" office:string-value="_group set [T_GROUP_inf_rifle_squad, [configFile &gt;&gt; &quot;CfgGroups&quot; &gt;&gt; &quot;West&quot; &gt;&gt; &quot;rhs_faction_usarmy_wd&quot; &gt;&gt; &quot;rhs_group_nato_usarmy_wd_infantry&quot; &gt;&gt; &quot;rhs_group_nato_usarmy_wd_infantry_squad&quot;]];">
            <text:p>_group set [T_GROUP_inf_rifle_squad, [configFile &gt;&gt; "CfgGroups" &gt;&gt; "West" &gt;&gt; "rhs_faction_usarmy_wd" &gt;&gt; "rhs_group_nato_usarmy_wd_infantry" &gt;&gt; "rhs_group_nato_usarmy_wd_infantry_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rhs_group_nato_usarmy_wd_infantry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6];&quot;, [&quot;;[.F6];[.D6];[.E6];&quot;]];&quot;)" office:value-type="string" office:string-value="_group set [T_GROUP_inf_assault_squad, [configFile &gt;&gt; &quot;CfgGroups&quot; &gt;&gt; &quot;West&quot; &gt;&gt; &quot;rhs_faction_usarmy_wd&quot; &gt;&gt; &quot;rhs_group_nato_usarmy_wd_infantry&quot; &gt;&gt; &quot;rhs_group_nato_usarmy_wd_infantry_team&quot;]];">
            <text:p>_group set [T_GROUP_inf_assault_squad, [configFile &gt;&gt; "CfgGroups" &gt;&gt; "West" &gt;&gt; "rhs_faction_usarmy_wd" &gt;&gt; "rhs_group_nato_usarmy_wd_infantry" &gt;&gt; "rhs_group_nato_usarmy_wd_infantry_team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rhs_group_nato_usarmy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7];&quot;, [&quot;;[.F7];[.D7];[.E7];&quot;]];&quot;)" office:value-type="string" office:string-value="_group set [T_GROUP_inf_weapons_squad, [configFile &gt;&gt; &quot;CfgGroups&quot; &gt;&gt; &quot;West&quot; &gt;&gt; &quot;rhs_faction_usarmy_wd&quot; &gt;&gt; &quot;rhs_group_nato_usarmy_wd_infantry&quot; &gt;&gt; &quot;rhs_group_nato_usarmy_wd_infantry_weaponsquad&quot;]];">
            <text:p>_group set [T_GROUP_inf_weapons_squad, [configFile &gt;&gt; "CfgGroups" &gt;&gt; "West" &gt;&gt; "rhs_faction_usarmy_wd" &gt;&gt; "rhs_group_nato_usarmy_wd_infantry" &gt;&gt; "rhs_group_nato_usarmy_wd_infantry_weaponsquad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rhs_group_nato_usarmy_wd_infantry_weapon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8];&quot;, [&quot;;[.F8];[.D8];[.E8];&quot;]];&quot;)" office:value-type="string" office:string-value="_group set [T_GROUP_inf_fire_team, [configFile &gt;&gt; &quot;CfgGroups&quot; &gt;&gt; &quot;West&quot; &gt;&gt; &quot;rhs_faction_usarmy_wd&quot; &gt;&gt; &quot;rhs_group_nato_usarmy_wd_infantry&quot; &gt;&gt; &quot;rhs_group_nato_usarmy_wd_infantry_team&quot;]];">
            <text:p>_group set [T_GROUP_inf_fire_team, [configFile &gt;&gt; "CfgGroups" &gt;&gt; "West" &gt;&gt; "rhs_faction_usarmy_wd" &gt;&gt; "rhs_group_nato_usarmy_wd_infantry" &gt;&gt; "rhs_group_nato_usarmy_wd_infantry_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rhs_group_nato_usarmy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9];&quot;, [&quot;;[.F9];[.D9];[.E9];&quot;]];&quot;)" office:value-type="string" office:string-value="_group set [T_GROUP_inf_recon_patrol, [configFile &gt;&gt; &quot;CfgGroups&quot; &gt;&gt; &quot;West&quot; &gt;&gt; &quot;rhs_faction_usmc_wd&quot; &gt;&gt; &quot;rhs_group_nato_usmc_recon_wd_infantry&quot; &gt;&gt; &quot;rhs_group_nato_usmc_recon_wd_infantry_team&quot;]];">
            <text:p>_group set [T_GROUP_inf_recon_patrol, [configFile &gt;&gt; "CfgGroups" &gt;&gt; "West" &gt;&gt; "rhs_faction_usmc_wd" &gt;&gt; "rhs_group_nato_usmc_recon_wd_infantry" &gt;&gt; "rhs_group_nato_usmc_recon_wd_infantry_team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rhs_group_nato_usmc_recon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0];&quot;, [&quot;;[.F10];[.D10];[.E10];&quot;]];&quot;)" office:value-type="string" office:string-value="_group set [T_GROUP_inf_recon_sentry, [configFile &gt;&gt; &quot;CfgGroups&quot; &gt;&gt; &quot;West&quot; &gt;&gt; &quot;rhs_faction_usmc_wd&quot; &gt;&gt; &quot;rhs_group_nato_usmc_recon_wd_infantry&quot; &gt;&gt; &quot;rhs_group_nato_usmc_recon_wd_infantry_team_lite&quot;]];">
            <text:p>_group set [T_GROUP_inf_recon_sentry, [configFile &gt;&gt; "CfgGroups" &gt;&gt; "West" &gt;&gt; "rhs_faction_usmc_wd" &gt;&gt; "rhs_group_nato_usmc_recon_wd_infantry" &gt;&gt; "rhs_group_nato_usmc_recon_wd_infantry_team_lite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rhs_group_nato_usmc_recon_wd_infantry_team_lite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1];&quot;, [&quot;;[.F11];[.D11];[.E11];&quot;]];&quot;)" office:value-type="string" office:string-value="_group set [T_GROUP_inf_recon_squad, [configFile &gt;&gt; &quot;CfgGroups&quot; &gt;&gt; &quot;West&quot; &gt;&gt; &quot;rhs_faction_usmc_wd&quot; &gt;&gt; &quot;rhs_group_nato_usmc_recon_wd_infantry&quot; &gt;&gt; &quot;rhs_group_nato_usmc_recon_wd_infantry_team&quot;]];">
            <text:p>_group set [T_GROUP_inf_recon_squad, [configFile &gt;&gt; "CfgGroups" &gt;&gt; "West" &gt;&gt; "rhs_faction_usmc_wd" &gt;&gt; "rhs_group_nato_usmc_recon_wd_infantry" &gt;&gt; "rhs_group_nato_usmc_recon_wd_infantry_team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rhs_group_nato_usmc_recon_wd_infantry_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2];&quot;, [&quot;;[.F12];[.D12];[.E12];&quot;]];&quot;)" office:value-type="string" office:string-value="_group set [T_GROUP_inf_recon_team, [configFile &gt;&gt; &quot;CfgGroups&quot; &gt;&gt; &quot;West&quot; &gt;&gt; &quot;rhs_faction_usmc_wd&quot; &gt;&gt; &quot;rhs_group_nato_usmc_recon_wd_infantry&quot; &gt;&gt; &quot;rhs_group_nato_usmc_recon_wd_infantry_team_fast&quot;]];">
            <text:p>_group set [T_GROUP_inf_recon_team, [configFile &gt;&gt; "CfgGroups" &gt;&gt; "West" &gt;&gt; "rhs_faction_usmc_wd" &gt;&gt; "rhs_group_nato_usmc_recon_wd_infantry" &gt;&gt; "rhs_group_nato_usmc_recon_wd_infantry_team_fast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rhs_group_nato_usmc_recon_wd_infantry_team_fas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mc_wd" &gt;&gt; "rhs_group_nato_usmc_recon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3];&quot;, [&quot;;[.F13];[.D13];[.E13];&quot;]];&quot;)" office:value-type="string" office:string-value="_group set [T_GROUP_inf_sentry, [configFile &gt;&gt; &quot;CfgGroups&quot; &gt;&gt; &quot;West&quot; &gt;&gt; &quot;rhs_faction_usarmy_wd&quot; &gt;&gt; &quot;rhs_group_nato_usarmy_wd_infantry&quot; &gt;&gt; &quot;rhs_group_nato_usarmy_wd_infantry_squad&quot;]];">
            <text:p>_group set [T_GROUP_inf_sentry, [configFile &gt;&gt; "CfgGroups" &gt;&gt; "West" &gt;&gt; "rhs_faction_usarmy_wd" &gt;&gt; "rhs_group_nato_usarmy_wd_infantry" &gt;&gt; "rhs_group_nato_usarmy_wd_infantry_squad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rhs_group_nato_usarmy_wd_infantry_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3">
          <table:table-cell table:style-name="ce6" table:formula="of:=CONCATENATE(&quot;_group set [&quot;;[.B14];&quot;, [&quot;;[.F14];[.D14];[.E14];&quot;]];&quot;)" office:value-type="string" office:string-value="_group set [T_GROUP_inf_sniper_team, [configFile &gt;&gt; &quot;CfgGroups&quot; &gt;&gt; &quot;West&quot; &gt;&gt; &quot;rhs_faction_usarmy_wd&quot; &gt;&gt; &quot;rhs_group_nato_usarmy_wd_infantry&quot; &gt;&gt; &quot;rhs_group_nato_usarmy_wd_infantry_squad_sniper&quot;]];">
            <text:p>_group set [T_GROUP_inf_sniper_team, [configFile &gt;&gt; "CfgGroups" &gt;&gt; "West" &gt;&gt; "rhs_faction_usarmy_wd" &gt;&gt; "rhs_group_nato_usarmy_wd_infantry" &gt;&gt; "rhs_group_nato_usarmy_wd_infantry_squad_sniper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rhs_group_nato_usarmy_wd_infantry_squad_sniper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rhs_faction_usarmy_wd" &gt;&gt; "rhs_group_nato_usarmy_wd_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style-name="ce8" office:value-type="string">
            <text:p>configfile &gt;&gt; "CfgGroups" &gt;&gt; "West" &gt;&gt; "BLU_F" &gt;&gt; "Infantry" &gt;&gt; "</text:p>
          </table:table-cell>
          <table:table-cell table:number-columns-repeated="1018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5/08/2019</text:date>, <text:time>12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5-08T12:52:24.12</dc:date>
    <meta:editing-duration>PT3H23M51S</meta:editing-duration>
    <meta:editing-cycles>21</meta:editing-cycles>
    <meta:generator>OpenOffice/4.1.5$Win32 OpenOffice.org_project/415m1$Build-9789</meta:generator>
    <meta:document-statistic meta:table-count="3" meta:cell-count="641" meta:object-count="0"/>
  </office:meta>
</office:document-meta>
</file>